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f4b3" officeooo:paragraph-rsid="0014f4b3"/>
    </style:style>
    <style:style style:name="P2" style:family="paragraph" style:parent-style-name="Standard">
      <style:text-properties officeooo:rsid="00166ebb" officeooo:paragraph-rsid="00166ebb"/>
    </style:style>
    <style:style style:name="P3" style:family="paragraph" style:parent-style-name="Standard">
      <style:text-properties officeooo:rsid="0017c7e5" officeooo:paragraph-rsid="0017c7e5"/>
    </style:style>
    <style:style style:name="P4" style:family="paragraph" style:parent-style-name="Standard">
      <style:text-properties officeooo:rsid="0018dcf5" officeooo:paragraph-rsid="0018dcf5"/>
    </style:style>
    <style:style style:name="P5" style:family="paragraph" style:parent-style-name="Standard">
      <style:text-properties officeooo:rsid="001b1142" officeooo:paragraph-rsid="001b1142"/>
    </style:style>
    <style:style style:name="T1" style:family="text">
      <style:text-properties officeooo:rsid="00166ebb"/>
    </style:style>
    <style:style style:name="T2" style:family="text">
      <style:text-properties officeooo:rsid="0017c7e5"/>
    </style:style>
    <style:style style:name="T3" style:family="text">
      <style:text-properties officeooo:rsid="0018dcf5"/>
    </style:style>
    <style:style style:name="T4" style:family="text">
      <style:text-properties officeooo:rsid="001aad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the superconductor is cooled past its critical <text:span text:style-name="T1">temperature</text:span>, Cooper pairs are formed which give are formed which give the <text:span text:style-name="T1">superconductor</text:span> <text:span text:style-name="T1">zero resistance (due to the conservation of the par’s momentum). When a magnetic field interacts with the Cooper pairs, each part of each pair either aligns or anti-aligns its spin with the magnetic field. These spins cancel each other out, causing the magnetic field to be expelled from the center of the superconductor entirely. These are called shield currents. Over a large surface area, this causes a small magnet to levitate. If we place the magnet on the conductor before it is cooled past its critical temperature and then cool it to that temperature, the magnet will be pushed up against gravity by the shield currents. The work the superconductor does on the magnet is simply the product of the displacement in the magnet’s position (r), the mass of the magnet (m), and the acceleration due to gravity (g). In an equation, this is W=m*g*r</text:span></text:p>
      <text:p text:style-name="P1"/>
      <text:p text:style-name="P1"/>
      <text:p text:style-name="P2">If we think of the shield current as an image dipole <text:span text:style-name="T2">on the other side of the surface of the superconductor of opposite orientation and equal strength as the real magnet, when we move the real magnet to the surface of the superconductor (thus moving the image magnet), the repulsive force between the two dipoles increases. When we release the real magnet, it should be accelerated by the force back away from the surface of the superconductor (and the same goes for the image magnet). This is indeed the behavior we observe.</text:span></text:p>
      <text:p text:style-name="P2"/>
      <text:p text:style-name="P3">The diople axis of the magnet is paralell to the surface due to the gravitational force becauset the magnetic field is unstable when perpendiculat to the surface of the conductor due to the field being expelled. When the magnetic field is <text:span text:style-name="T3">parallel to the surface, for small disturbances to the magnet it will return to that orientation.</text:span></text:p>
      <text:p text:style-name="P3"/>
      <text:p text:style-name="P4">This happens with both the <text:span text:style-name="T4">spherical and cubic magnets, but the cubic magnet slows almost instantly. Both magnets slow down due to air resistance, but the cubic magnet slows down faster because <text:s/>the surface area hitting air molecules at any given time is higher for the cubic than for the spherical.</text:span></text:p>
      <text:p text:style-name="P4"/>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9:20:10.838596000</meta:creation-date>
    <dc:date>2017-11-12T23:47:25.716509000</dc:date>
    <meta:editing-duration>PT2H15M39S</meta:editing-duration>
    <meta:editing-cycles>2</meta:editing-cycles>
    <meta:generator>LibreOffice/5.2.5.1$MacOSX_X86_64 LibreOffice_project/0312e1a284a7d50ca85a365c316c7abbf20a4d22</meta:generator>
    <meta:document-statistic meta:table-count="0" meta:image-count="0" meta:object-count="0" meta:page-count="1" meta:paragraph-count="4" meta:word-count="366" meta:character-count="2149" meta:non-whitespace-character-count="1786"/>
  </office:meta>
</office:document-meta>
</file>